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6" calcext:value-type="float">
            <text:p>233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7" calcext:value-type="float">
            <text:p>1617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17" calcext:value-type="float">
            <text:p>2317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2" calcext:value-type="float">
            <text:p>232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33" calcext:value-type="float">
            <text:p>233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8" calcext:value-type="float">
            <text:p>2328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29" calcext:value-type="float">
            <text:p>232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26" calcext:value-type="float">
            <text:p>232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41" calcext:value-type="float">
            <text:p>234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25" calcext:value-type="float">
            <text:p>232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9" calcext:value-type="float">
            <text:p>233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9" calcext:value-type="float">
            <text:p>233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18" calcext:value-type="float">
            <text:p>231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05" calcext:value-type="float">
            <text:p>230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3" calcext:value-type="float">
            <text:p>2333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32" calcext:value-type="float">
            <text:p>2332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14" calcext:value-type="float">
            <text:p>231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34" calcext:value-type="float">
            <text:p>233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1" calcext:value-type="float">
            <text:p>2331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05" calcext:value-type="float">
            <text:p>230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5" calcext:value-type="float">
            <text:p>233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8" calcext:value-type="float">
            <text:p>2328</text:p>
          </table:table-cell>
          <table:table-cell office:value-type="float" office:value="2727" calcext:value-type="float">
            <text:p>2727</text:p>
          </table:table-cell>
          <table:table-cell office:value-type="float" office:value="3099" calcext:value-type="float">
            <text:p>309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6" calcext:value-type="float">
            <text:p>2316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7" calcext:value-type="float">
            <text:p>232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0" calcext:value-type="float">
            <text:p>2330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3" calcext:value-type="float">
            <text:p>2323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25" calcext:value-type="float">
            <text:p>232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14" calcext:value-type="float">
            <text:p>3114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3" calcext:value-type="float">
            <text:p>232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3" calcext:value-type="float">
            <text:p>232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5" calcext:value-type="float">
            <text:p>1585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86" calcext:value-type="float">
            <text:p>308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9" calcext:value-type="float">
            <text:p>304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2" calcext:value-type="float">
            <text:p>3122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90" calcext:value-type="float">
            <text:p>3090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9" calcext:value-type="float">
            <text:p>305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83" calcext:value-type="float">
            <text:p>308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58" calcext:value-type="float">
            <text:p>3058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26" calcext:value-type="float">
            <text:p>232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2" calcext:value-type="float">
            <text:p>31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87" calcext:value-type="float">
            <text:p>308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5" calcext:value-type="float">
            <text:p>3075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084" calcext:value-type="float">
            <text:p>308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1" calcext:value-type="float">
            <text:p>3071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34" calcext:value-type="float">
            <text:p>3034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6" calcext:value-type="float">
            <text:p>30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0" calcext:value-type="float">
            <text:p>1630</text:p>
          </table:table-cell>
          <table:table-cell office:value-type="float" office:value="2384" calcext:value-type="float">
            <text:p>238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404" calcext:value-type="float">
            <text:p>240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4" calcext:value-type="float">
            <text:p>1634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410" calcext:value-type="float">
            <text:p>24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9" calcext:value-type="float">
            <text:p>1679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1" calcext:value-type="float">
            <text:p>1641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0" calcext:value-type="float">
            <text:p>1670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399" calcext:value-type="float">
            <text:p>239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1" calcext:value-type="float">
            <text:p>1651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7" calcext:value-type="float">
            <text:p>1617</text:p>
          </table:table-cell>
          <table:table-cell office:value-type="float" office:value="2396" calcext:value-type="float">
            <text:p>239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6" calcext:value-type="float">
            <text:p>1636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6" calcext:value-type="float">
            <text:p>1676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4" calcext:value-type="float">
            <text:p>1654</text:p>
          </table:table-cell>
          <table:table-cell office:value-type="float" office:value="2384" calcext:value-type="float">
            <text:p>2384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2" calcext:value-type="float">
            <text:p>1622</text:p>
          </table:table-cell>
          <table:table-cell office:value-type="float" office:value="2390" calcext:value-type="float">
            <text:p>239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2" calcext:value-type="float">
            <text:p>1632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19" calcext:value-type="float">
            <text:p>31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2" calcext:value-type="float">
            <text:p>3112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08" calcext:value-type="float">
            <text:p>3108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592" calcext:value-type="float">
            <text:p>159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6" calcext:value-type="float">
            <text:p>4066</text:p>
          </table:table-cell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4" calcext:value-type="float">
            <text:p>313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21" calcext:value-type="float">
            <text:p>312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5" calcext:value-type="float">
            <text:p>2725</text:p>
          </table:table-cell>
          <table:table-cell office:value-type="float" office:value="3113" calcext:value-type="float">
            <text:p>311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3995" calcext:value-type="float">
            <text:p>3995</text:p>
          </table:table-cell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68" calcext:value-type="float">
            <text:p>306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2" calcext:value-type="float">
            <text:p>306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9" calcext:value-type="float">
            <text:p>2729</text:p>
          </table:table-cell>
          <table:table-cell office:value-type="float" office:value="3092" calcext:value-type="float">
            <text:p>309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48" calcext:value-type="float">
            <text:p>304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44" calcext:value-type="float">
            <text:p>304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42" calcext:value-type="float">
            <text:p>3042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4" calcext:value-type="float">
            <text:p>3054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51" calcext:value-type="float">
            <text:p>305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52" calcext:value-type="float">
            <text:p>3052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56" calcext:value-type="float">
            <text:p>235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1" calcext:value-type="float">
            <text:p>313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7" calcext:value-type="float">
            <text:p>233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6" calcext:value-type="float">
            <text:p>159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6" calcext:value-type="float">
            <text:p>2346</text:p>
          </table:table-cell>
          <table:table-cell office:value-type="float" office:value="2731" calcext:value-type="float">
            <text:p>2731</text:p>
          </table:table-cell>
          <table:table-cell office:value-type="float" office:value="3130" calcext:value-type="float">
            <text:p>313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600" calcext:value-type="float">
            <text:p>1600</text:p>
          </table:table-cell>
          <table:table-cell office:value-type="float" office:value="2338" calcext:value-type="float">
            <text:p>233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2344" calcext:value-type="float">
            <text:p>234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5" calcext:value-type="float">
            <text:p>232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9" calcext:value-type="float">
            <text:p>2349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59" calcext:value-type="float">
            <text:p>235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4" calcext:value-type="float">
            <text:p>1594</text:p>
          </table:table-cell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27" calcext:value-type="float">
            <text:p>312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8" calcext:value-type="float">
            <text:p>1588</text:p>
          </table:table-cell>
          <table:table-cell office:value-type="float" office:value="2332" calcext:value-type="float">
            <text:p>2332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8" calcext:value-type="float">
            <text:p>312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45" calcext:value-type="float">
            <text:p>234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11" calcext:value-type="float">
            <text:p>1611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26" calcext:value-type="float">
            <text:p>3126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62" calcext:value-type="float">
            <text:p>236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5" calcext:value-type="float">
            <text:p>1595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29" calcext:value-type="float">
            <text:p>312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16" calcext:value-type="float">
            <text:p>1616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9" calcext:value-type="float">
            <text:p>1619</text:p>
          </table:table-cell>
          <table:table-cell office:value-type="float" office:value="2345" calcext:value-type="float">
            <text:p>234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57" calcext:value-type="float">
            <text:p>235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0" calcext:value-type="float">
            <text:p>1600</text:p>
          </table:table-cell>
          <table:table-cell office:value-type="float" office:value="2341" calcext:value-type="float">
            <text:p>234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0" calcext:value-type="float">
            <text:p>1610</text:p>
          </table:table-cell>
          <table:table-cell office:value-type="float" office:value="2335" calcext:value-type="float">
            <text:p>2335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42" calcext:value-type="float">
            <text:p>234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48" calcext:value-type="float">
            <text:p>234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61" calcext:value-type="float">
            <text:p>236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7" calcext:value-type="float">
            <text:p>1597</text:p>
          </table:table-cell>
          <table:table-cell office:value-type="float" office:value="2346" calcext:value-type="float">
            <text:p>234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9" calcext:value-type="float">
            <text:p>1609</text:p>
          </table:table-cell>
          <table:table-cell office:value-type="float" office:value="2352" calcext:value-type="float">
            <text:p>235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67" calcext:value-type="float">
            <text:p>236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50" calcext:value-type="float">
            <text:p>235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55" calcext:value-type="float">
            <text:p>2355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9" calcext:value-type="float">
            <text:p>1599</text:p>
          </table:table-cell>
          <table:table-cell office:value-type="float" office:value="2336" calcext:value-type="float">
            <text:p>233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3" calcext:value-type="float">
            <text:p>1593</text:p>
          </table:table-cell>
          <table:table-cell office:value-type="float" office:value="2324" calcext:value-type="float">
            <text:p>232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7" calcext:value-type="float">
            <text:p>1597</text:p>
          </table:table-cell>
          <table:table-cell office:value-type="float" office:value="2341" calcext:value-type="float">
            <text:p>2341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52" calcext:value-type="float">
            <text:p>235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51" calcext:value-type="float">
            <text:p>2351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53" calcext:value-type="float">
            <text:p>2353</text:p>
          </table:table-cell>
          <table:table-cell office:value-type="float" office:value="2731" calcext:value-type="float">
            <text:p>2731</text:p>
          </table:table-cell>
          <table:table-cell office:value-type="float" office:value="3134" calcext:value-type="float">
            <text:p>313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3" calcext:value-type="float">
            <text:p>1613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607" calcext:value-type="float">
            <text:p>1607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60" calcext:value-type="float">
            <text:p>236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20" calcext:value-type="float">
            <text:p>1620</text:p>
          </table:table-cell>
          <table:table-cell office:value-type="float" office:value="2352" calcext:value-type="float">
            <text:p>2352</text:p>
          </table:table-cell>
          <table:table-cell office:value-type="float" office:value="2731" calcext:value-type="float">
            <text:p>2731</text:p>
          </table:table-cell>
          <table:table-cell office:value-type="float" office:value="3084" calcext:value-type="float">
            <text:p>308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38" calcext:value-type="float">
            <text:p>2338</text:p>
          </table:table-cell>
          <table:table-cell office:value-type="float" office:value="2731" calcext:value-type="float">
            <text:p>2731</text:p>
          </table:table-cell>
          <table:table-cell office:value-type="float" office:value="3128" calcext:value-type="float">
            <text:p>3128</text:p>
          </table:table-cell>
          <table:table-cell office:value-type="float" office:value="4041" calcext:value-type="float">
            <text:p>4041</text:p>
          </table:table-cell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1" calcext:value-type="float">
            <text:p>312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0" calcext:value-type="float">
            <text:p>3100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60" calcext:value-type="float">
            <text:p>3060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75" calcext:value-type="float">
            <text:p>307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0" calcext:value-type="float">
            <text:p>3060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72" calcext:value-type="float">
            <text:p>3972</text:p>
          </table:table-cell>
        </table:table-row>
      </table:table>
      <table:table table:name="Moyennes" table:style-name="ta1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2:.A1000])" office:value-type="float" office:value="1278" calcext:value-type="float">
            <text:p>1278</text:p>
          </table:table-cell>
          <table:table-cell table:formula="of:=AVERAGE(['Ant Colony Optimization'.B2:.B1000])" office:value-type="float" office:value="1605.63095238095" calcext:value-type="float">
            <text:p>1605,63095238095</text:p>
          </table:table-cell>
          <table:table-cell table:formula="of:=AVERAGE(['Ant Colony Optimization'.C2:.C1000])" office:value-type="float" office:value="2326.88095238095" calcext:value-type="float">
            <text:p>2326,88095238095</text:p>
          </table:table-cell>
          <table:table-cell table:formula="of:=AVERAGE(['Ant Colony Optimization'.D2:.D1000])" office:value-type="float" office:value="2728.54761904762" calcext:value-type="float">
            <text:p>2728,54761904762</text:p>
          </table:table-cell>
          <table:table-cell table:formula="of:=AVERAGE(['Ant Colony Optimization'.E2:.E1000])" office:value-type="float" office:value="3133.54761904762" calcext:value-type="float">
            <text:p>3133,54761904762</text:p>
          </table:table-cell>
          <table:table-cell table:formula="of:=AVERAGE(['Ant Colony Optimization'.F2:.F1000])" office:value-type="float" office:value="4073.38095238095" calcext:value-type="float">
            <text:p>4073,38095238095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2380952381" calcext:value-type="float">
            <text:p>1278,02380952381</text:p>
          </table:table-cell>
          <table:table-cell table:formula="of:=AVERAGE(['Bees algorithm'.B2:.B1000])" office:value-type="float" office:value="1584.36904761905" calcext:value-type="float">
            <text:p>1584,36904761905</text:p>
          </table:table-cell>
          <table:table-cell table:formula="of:=AVERAGE(['Bees algorithm'.C2:.C1000])" office:value-type="float" office:value="2307.14285714286" calcext:value-type="float">
            <text:p>2307,14285714286</text:p>
          </table:table-cell>
          <table:table-cell table:formula="of:=AVERAGE(['Bees algorithm'.D2:.D1000])" office:value-type="float" office:value="2725.60714285714" calcext:value-type="float">
            <text:p>2725,60714285714</text:p>
          </table:table-cell>
          <table:table-cell table:formula="of:=AVERAGE(['Bees algorithm'.E2:.E1000])" office:value-type="float" office:value="3124.17857142857" calcext:value-type="float">
            <text:p>3124,17857142857</text:p>
          </table:table-cell>
          <table:table-cell table:formula="of:=AVERAGE(['Bees algorithm'.F2:.F1000])" office:value-type="float" office:value="4079.58333333333" calcext:value-type="float">
            <text:p>4079,58333333333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80.7619047619" calcext:value-type="float">
            <text:p>1280,7619047619</text:p>
          </table:table-cell>
          <table:table-cell table:formula="of:=AVERAGE([Genetic.B2:.B1000])" office:value-type="float" office:value="1599.22619047619" calcext:value-type="float">
            <text:p>1599,22619047619</text:p>
          </table:table-cell>
          <table:table-cell table:formula="of:=AVERAGE([Genetic.C2:.C1000])" office:value-type="float" office:value="2330.66666666667" calcext:value-type="float">
            <text:p>2330,66666666667</text:p>
          </table:table-cell>
          <table:table-cell table:formula="of:=AVERAGE([Genetic.D2:.D1000])" office:value-type="float" office:value="2729.46428571429" calcext:value-type="float">
            <text:p>2729,46428571429</text:p>
          </table:table-cell>
          <table:table-cell table:formula="of:=AVERAGE([Genetic.E2:.E1000])" office:value-type="float" office:value="3105.54761904762" calcext:value-type="float">
            <text:p>3105,54761904762</text:p>
          </table:table-cell>
          <table:table-cell table:formula="of:=AVERAGE([Genetic.F2:.F1000])" office:value-type="float" office:value="4016.45238095238" calcext:value-type="float">
            <text:p>4016,45238095238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5476190476" calcext:value-type="float">
            <text:p>1278,15476190476</text:p>
          </table:table-cell>
          <table:table-cell table:formula="of:=AVERAGE([GRASP.B2:.B1000])" office:value-type="float" office:value="1588.33333333333" calcext:value-type="float">
            <text:p>1588,33333333333</text:p>
          </table:table-cell>
          <table:table-cell table:formula="of:=AVERAGE([GRASP.C2:.C1000])" office:value-type="float" office:value="2310.34523809524" calcext:value-type="float">
            <text:p>2310,34523809524</text:p>
          </table:table-cell>
          <table:table-cell table:formula="of:=AVERAGE([GRASP.D2:.D1000])" office:value-type="float" office:value="2724.14285714286" calcext:value-type="float">
            <text:p>2724,14285714286</text:p>
          </table:table-cell>
          <table:table-cell table:formula="of:=AVERAGE([GRASP.E2:.E1000])" office:value-type="float" office:value="3102.40476190476" calcext:value-type="float">
            <text:p>3102,40476190476</text:p>
          </table:table-cell>
          <table:table-cell table:formula="of:=AVERAGE([GRASP.F2:.F1000])" office:value-type="float" office:value="4063.46428571429" calcext:value-type="float">
            <text:p>4063,46428571429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591.72619047619" calcext:value-type="float">
            <text:p>1591,72619047619</text:p>
          </table:table-cell>
          <table:table-cell table:formula="of:=AVERAGE([ILS.C2:.C1000])" office:value-type="float" office:value="2311.25" calcext:value-type="float">
            <text:p>2311,25</text:p>
          </table:table-cell>
          <table:table-cell table:formula="of:=AVERAGE([ILS.D2:.D1000])" office:value-type="float" office:value="2724.25" calcext:value-type="float">
            <text:p>2724,25</text:p>
          </table:table-cell>
          <table:table-cell table:formula="of:=AVERAGE([ILS.E2:.E1000])" office:value-type="float" office:value="3121.05952380952" calcext:value-type="float">
            <text:p>3121,05952380952</text:p>
          </table:table-cell>
          <table:table-cell table:formula="of:=AVERAGE([ILS.F2:.F1000])" office:value-type="float" office:value="4011.39285714286" calcext:value-type="float">
            <text:p>4011,39285714286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582.25" calcext:value-type="float">
            <text:p>1582,25</text:p>
          </table:table-cell>
          <table:table-cell table:formula="of:=AVERAGE([Memetic.C2:.C1000])" office:value-type="float" office:value="2300.32142857143" calcext:value-type="float">
            <text:p>2300,32142857143</text:p>
          </table:table-cell>
          <table:table-cell table:formula="of:=AVERAGE([Memetic.D2:.D1000])" office:value-type="float" office:value="2724.53571428571" calcext:value-type="float">
            <text:p>2724,53571428571</text:p>
          </table:table-cell>
          <table:table-cell table:formula="of:=AVERAGE([Memetic.E2:.E1000])" office:value-type="float" office:value="3072.90476190476" calcext:value-type="float">
            <text:p>3072,90476190476</text:p>
          </table:table-cell>
          <table:table-cell table:formula="of:=AVERAGE([Memetic.F2:.F1000])" office:value-type="float" office:value="4017.59523809524" calcext:value-type="float">
            <text:p>4017,59523809524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3235294118" calcext:value-type="float">
            <text:p>1280,13235294118</text:p>
          </table:table-cell>
          <table:table-cell table:formula="of:=AVERAGE(['Simulated Annealing'.B2:.B1000])" office:value-type="float" office:value="1601.76470588235" calcext:value-type="float">
            <text:p>1601,76470588235</text:p>
          </table:table-cell>
          <table:table-cell table:formula="of:=AVERAGE(['Simulated Annealing'.C2:.C1000])" office:value-type="float" office:value="2340.5" calcext:value-type="float">
            <text:p>2340,5</text:p>
          </table:table-cell>
          <table:table-cell table:formula="of:=AVERAGE(['Simulated Annealing'.D2:.D1000])" office:value-type="float" office:value="2730.60294117647" calcext:value-type="float">
            <text:p>2730,60294117647</text:p>
          </table:table-cell>
          <table:table-cell table:formula="of:=AVERAGE(['Simulated Annealing'.E2:.E1000])" office:value-type="float" office:value="3132.16176470588" calcext:value-type="float">
            <text:p>3132,16176470588</text:p>
          </table:table-cell>
          <table:table-cell table:formula="of:=AVERAGE(['Simulated Annealing'.F2:.F1000])" office:value-type="float" office:value="4063.11764705882" calcext:value-type="float">
            <text:p>4063,11764705882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604" calcext:value-type="float">
            <text:p>1604</text:p>
          </table:table-cell>
          <table:table-cell table:formula="of:=AVERAGE(['Tabu Search'.C2:.C1000])" office:value-type="float" office:value="2343" calcext:value-type="float">
            <text:p>2343</text:p>
          </table:table-cell>
          <table:table-cell table:formula="of:=AVERAGE(['Tabu Search'.D2:.D1000])" office:value-type="float" office:value="2729" calcext:value-type="float">
            <text:p>2729</text:p>
          </table:table-cell>
          <table:table-cell table:formula="of:=AVERAGE(['Tabu Search'.E2:.E1000])" office:value-type="float" office:value="3117" calcext:value-type="float">
            <text:p>3117</text:p>
          </table:table-cell>
          <table:table-cell table:formula="of:=AVERAGE(['Tabu Search'.F2:.F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616" calcext:value-type="float">
            <text:p>1616</text:p>
          </table:table-cell>
          <table:table-cell table:formula="of:=AVERAGE([VNS.C2:.C1000])" office:value-type="float" office:value="2333" calcext:value-type="float">
            <text:p>2333</text:p>
          </table:table-cell>
          <table:table-cell table:formula="of:=AVERAGE([VNS.D2:.D1000])" office:value-type="float" office:value="2729" calcext:value-type="float">
            <text:p>2729</text:p>
          </table:table-cell>
          <table:table-cell table:formula="of:=AVERAGE([VNS.E2:.E1000])" office:value-type="float" office:value="3096" calcext:value-type="float">
            <text:p>3096</text:p>
          </table:table-cell>
          <table:table-cell table:formula="of:=AVERAGE([VNS.F2:.F1000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582.69117647059" calcext:value-type="float">
            <text:p>1582,69117647059</text:p>
          </table:table-cell>
          <table:table-cell table:formula="of:=AVERAGE(['Wolf Pack Algorithm'.C2:.C1000])" office:value-type="float" office:value="2303.35294117647" calcext:value-type="float">
            <text:p>2303,35294117647</text:p>
          </table:table-cell>
          <table:table-cell table:formula="of:=AVERAGE(['Wolf Pack Algorithm'.D2:.D1000])" office:value-type="float" office:value="2724.14705882353" calcext:value-type="float">
            <text:p>2724,14705882353</text:p>
          </table:table-cell>
          <table:table-cell table:formula="of:=AVERAGE(['Wolf Pack Algorithm'.E2:.E1000])" office:value-type="float" office:value="3078.67647058824" calcext:value-type="float">
            <text:p>3078,67647058824</text:p>
          </table:table-cell>
          <table:table-cell table:formula="of:=AVERAGE(['Wolf Pack Algorithm'.F2:.F1000])" office:value-type="float" office:value="3983.44117647059" calcext:value-type="float">
            <text:p>3983,44117647059</text:p>
          </table:table-cell>
        </table:table-row>
      </table:table>
      <table:table table:name="Ecarts" table:style-name="ta1">
        <table:shapes>
          <draw:frame draw:z-index="0" draw:style-name="gr1" draw:text-style-name="P1" svg:width="382.44mm" svg:height="162.88mm" svg:x="3.19mm" svg:y="56.52mm">
            <loext:p draw:notify-on-update-of-ranges="Ecarts.B1:Ecarts.G1 Ecarts.A3:Ecarts.A3 Ecarts.B3:Ecarts.G3 Ecarts.A4:Ecarts.A4 Ecarts.B4:Ecarts.G4 Ecarts.A5:Ecarts.A5 Ecarts.B5:Ecarts.G5 Ecarts.A6:Ecarts.A6 Ecarts.B6:Ecarts.G6 Ecarts.A7:Ecarts.A7 Ecarts.B7:Ecarts.G7 Ecarts.A8:Ecarts.A8 Ecarts.B8:Ecarts.G8 Ecarts.A9:Ecarts.A9 Ecarts.B9:Ecarts.G9 Ecarts.A10:Ecarts.A10 Ecarts.B10:Ecarts.G10 Ecarts.A11:Ecarts.A11 Ecarts.B11:Ecarts.G11 Ecarts.A12:Ecarts.A12 Ecarts.B12:Ecart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6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11.txt" calcext:value-type="string">
            <text:p>instances/tai11.txt</text:p>
          </table:table-cell>
          <table:table-cell table:style-name="Default" table:formula="of:=[Moyennes.D1]" office:value-type="string" office:string-value="instances/tai21.txt" calcext:value-type="string">
            <text:p>instances/tai21.txt</text:p>
          </table:table-cell>
          <table:table-cell table:style-name="Default" table:formula="of:=[Moyennes.E1]" office:value-type="string" office:string-value="instances/tai31.txt" calcext:value-type="string">
            <text:p>instances/tai31.txt</text:p>
          </table:table-cell>
          <table:table-cell table:style-name="Default" table:formula="of:=[Moyennes.F1]" office:value-type="string" office:string-value="instances/tai41.txt" calcext:value-type="string">
            <text:p>instances/tai41.txt</text:p>
          </table:table-cell>
          <table:table-cell table:style-name="Default" table:formula="of:=[Moyenne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771" calcext:value-type="float">
            <text:p>3771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1.49373908855577" calcext:value-type="float">
            <text:p>1,4937390886</text:p>
          </table:table-cell>
          <table:table-cell table:formula="of:=100*([Moyennes.D2]-[.D$2])/[.D$2]" office:value-type="float" office:value="1.30086862781682" calcext:value-type="float">
            <text:p>1,3008686278</text:p>
          </table:table-cell>
          <table:table-cell table:formula="of:=100*([Moyennes.E2]-[.E$2])/[.E$2]" office:value-type="float" office:value="0.166946367386904" calcext:value-type="float">
            <text:p>0,1669463674</text:p>
          </table:table-cell>
          <table:table-cell table:formula="of:=100*([Moyennes.F2]-[.F$2])/[.F$2]" office:value-type="float" office:value="4.76588495645668" calcext:value-type="float">
            <text:p>4,7658849565</text:p>
          </table:table-cell>
          <table:table-cell table:formula="of:=100*([Moyennes.G2]-[.G$2])/[.G$2]" office:value-type="float" office:value="8.01858797085527" calcext:value-type="float">
            <text:p>8,0185879709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86303003205259" calcext:value-type="float">
            <text:p>0,0018630300</text:p>
          </table:table-cell>
          <table:table-cell table:formula="of:=100*([Moyennes.C3]-[.C$2])/[.C$2]" office:value-type="float" office:value="0.149750165552952" calcext:value-type="float">
            <text:p>0,1497501656</text:p>
          </table:table-cell>
          <table:table-cell table:formula="of:=100*([Moyennes.D3]-[.D$2])/[.D$2]" office:value-type="float" office:value="0.441569749362531" calcext:value-type="float">
            <text:p>0,4415697494</text:p>
          </table:table-cell>
          <table:table-cell table:formula="of:=100*([Moyennes.E3]-[.E$2])/[.E$2]" office:value-type="float" office:value="0.0589993706733723" calcext:value-type="float">
            <text:p>0,0589993707</text:p>
          </table:table-cell>
          <table:table-cell table:formula="of:=100*([Moyennes.F3]-[.F$2])/[.F$2]" office:value-type="float" office:value="4.45264364522138" calcext:value-type="float">
            <text:p>4,4526436452</text:p>
          </table:table-cell>
          <table:table-cell table:formula="of:=100*([Moyennes.G3]-[.G$2])/[.G$2]" office:value-type="float" office:value="8.18306373198975" calcext:value-type="float">
            <text:p>8,1830637320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216111483717122" calcext:value-type="float">
            <text:p>0,2161114837</text:p>
          </table:table-cell>
          <table:table-cell table:formula="of:=100*([Moyennes.C4]-[.C$2])/[.C$2]" office:value-type="float" office:value="1.0888868821865" calcext:value-type="float">
            <text:p>1,0888868822</text:p>
          </table:table-cell>
          <table:table-cell table:formula="of:=100*([Moyennes.D4]-[.D$2])/[.D$2]" office:value-type="float" office:value="1.46567987229719" calcext:value-type="float">
            <text:p>1,4656798723</text:p>
          </table:table-cell>
          <table:table-cell table:formula="of:=100*([Moyennes.E4]-[.E$2])/[.E$2]" office:value-type="float" office:value="0.200597860289493" calcext:value-type="float">
            <text:p>0,2005978603</text:p>
          </table:table-cell>
          <table:table-cell table:formula="of:=100*([Moyennes.F4]-[.F$2])/[.F$2]" office:value-type="float" office:value="3.82974319784752" calcext:value-type="float">
            <text:p>3,8297431978</text:p>
          </table:table-cell>
          <table:table-cell table:formula="of:=100*([Moyennes.G4]-[.G$2])/[.G$2]" office:value-type="float" office:value="6.50894672374385" calcext:value-type="float">
            <text:p>6,5089467237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121096952082885" calcext:value-type="float">
            <text:p>0,0121096952</text:p>
          </table:table-cell>
          <table:table-cell table:formula="of:=100*([Moyennes.C5]-[.C$2])/[.C$2]" office:value-type="float" office:value="0.400337126000838" calcext:value-type="float">
            <text:p>0,4003371260</text:p>
          </table:table-cell>
          <table:table-cell table:formula="of:=100*([Moyennes.D5]-[.D$2])/[.D$2]" office:value-type="float" office:value="0.580985550511018" calcext:value-type="float">
            <text:p>0,5809855505</text:p>
          </table:table-cell>
          <table:table-cell table:formula="of:=100*([Moyennes.E5]-[.E$2])/[.E$2]" office:value-type="float" office:value="0.00524438850430755" calcext:value-type="float">
            <text:p>0,0052443885</text:p>
          </table:table-cell>
          <table:table-cell table:formula="of:=100*([Moyennes.F5]-[.F$2])/[.F$2]" office:value-type="float" office:value="3.7246660616771" calcext:value-type="float">
            <text:p>3,7246660617</text:p>
          </table:table-cell>
          <table:table-cell table:formula="of:=100*([Moyennes.G5]-[.G$2])/[.G$2]" office:value-type="float" office:value="7.755616168504" calcext:value-type="float">
            <text:p>7,7556161685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.614803443501287" calcext:value-type="float">
            <text:p>0,6148034435</text:p>
          </table:table-cell>
          <table:table-cell table:formula="of:=100*([Moyennes.D6]-[.D$2])/[.D$2]" office:value-type="float" office:value="0.620374401393122" calcext:value-type="float">
            <text:p>0,6203744014</text:p>
          </table:table-cell>
          <table:table-cell table:formula="of:=100*([Moyennes.E6]-[.E$2])/[.E$2]" office:value-type="float" office:value="0.0091776798825257" calcext:value-type="float">
            <text:p>0,0091776799</text:p>
          </table:table-cell>
          <table:table-cell table:formula="of:=100*([Moyennes.F6]-[.F$2])/[.F$2]" office:value-type="float" office:value="4.34836254796135" calcext:value-type="float">
            <text:p>4,3483625480</text:p>
          </table:table-cell>
          <table:table-cell table:formula="of:=100*([Moyennes.G6]-[.G$2])/[.G$2]" office:value-type="float" office:value="6.37477743682995" calcext:value-type="float">
            <text:p>6,3747774368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.015802781289507" calcext:value-type="float">
            <text:p>0,0158027813</text:p>
          </table:table-cell>
          <table:table-cell table:formula="of:=100*([Moyennes.D7]-[.D$2])/[.D$2]" office:value-type="float" office:value="0.144598544685609" calcext:value-type="float">
            <text:p>0,1445985447</text:p>
          </table:table-cell>
          <table:table-cell table:formula="of:=100*([Moyennes.E7]-[.E$2])/[.E$2]" office:value-type="float" office:value="0.0196664568911241" calcext:value-type="float">
            <text:p>0,0196664569</text:p>
          </table:table-cell>
          <table:table-cell table:formula="of:=100*([Moyennes.F7]-[.F$2])/[.F$2]" office:value-type="float" office:value="2.73837385171387" calcext:value-type="float">
            <text:p>2,7383738517</text:p>
          </table:table-cell>
          <table:table-cell table:formula="of:=100*([Moyennes.G7]-[.G$2])/[.G$2]" office:value-type="float" office:value="6.53925319796442" calcext:value-type="float">
            <text:p>6,5392531980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850777869842" calcext:value-type="float">
            <text:p>0,1668507779</text:p>
          </table:table-cell>
          <table:table-cell table:formula="of:=100*([Moyennes.C8]-[.C$2])/[.C$2]" office:value-type="float" office:value="1.24934929724102" calcext:value-type="float">
            <text:p>1,2493492972</text:p>
          </table:table-cell>
          <table:table-cell table:formula="of:=100*([Moyennes.D8]-[.D$2])/[.D$2]" office:value-type="float" office:value="1.89377448846321" calcext:value-type="float">
            <text:p>1,8937744885</text:p>
          </table:table-cell>
          <table:table-cell table:formula="of:=100*([Moyennes.E8]-[.E$2])/[.E$2]" office:value-type="float" office:value="0.242398721603184" calcext:value-type="float">
            <text:p>0,2423987216</text:p>
          </table:table-cell>
          <table:table-cell table:formula="of:=100*([Moyennes.F8]-[.F$2])/[.F$2]" office:value-type="float" office:value="4.71955080929062" calcext:value-type="float">
            <text:p>4,7195508093</text:p>
          </table:table-cell>
          <table:table-cell table:formula="of:=100*([Moyennes.G8]-[.G$2])/[.G$2]" office:value-type="float" office:value="7.74642394746283" calcext:value-type="float">
            <text:p>7,7464239475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1.39064475347661" calcext:value-type="float">
            <text:p>1,3906447535</text:p>
          </table:table-cell>
          <table:table-cell table:formula="of:=100*([Moyennes.D9]-[.D$2])/[.D$2]" office:value-type="float" office:value="2.00261210274271" calcext:value-type="float">
            <text:p>2,0026121027</text:p>
          </table:table-cell>
          <table:table-cell table:formula="of:=100*([Moyennes.E9]-[.E$2])/[.E$2]" office:value-type="float" office:value="0.183553597650514" calcext:value-type="float">
            <text:p>0,1835535977</text:p>
          </table:table-cell>
          <table:table-cell table:formula="of:=100*([Moyennes.F9]-[.F$2])/[.F$2]" office:value-type="float" office:value="4.21263791374122" calcext:value-type="float">
            <text:p>4,2126379137</text:p>
          </table:table-cell>
          <table:table-cell table:formula="of:=100*([Moyennes.G9]-[.G$2])/[.G$2]" office:value-type="float" office:value="5.64836913285601" calcext:value-type="float">
            <text:p>5,6483691329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2.14917825537295" calcext:value-type="float">
            <text:p>2,1491782554</text:p>
          </table:table-cell>
          <table:table-cell table:formula="of:=100*([Moyennes.D10]-[.D$2])/[.D$2]" office:value-type="float" office:value="1.56726164562473" calcext:value-type="float">
            <text:p>1,5672616456</text:p>
          </table:table-cell>
          <table:table-cell table:formula="of:=100*([Moyennes.E10]-[.E$2])/[.E$2]" office:value-type="float" office:value="0.183553597650514" calcext:value-type="float">
            <text:p>0,1835535977</text:p>
          </table:table-cell>
          <table:table-cell table:formula="of:=100*([Moyennes.F10]-[.F$2])/[.F$2]" office:value-type="float" office:value="3.51053159478435" calcext:value-type="float">
            <text:p>3,5105315948</text:p>
          </table:table-cell>
          <table:table-cell table:formula="of:=100*([Moyennes.G10]-[.G$2])/[.G$2]" office:value-type="float" office:value="6.15221426677274" calcext:value-type="float">
            <text:p>6,1522142668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.0436900423886403" calcext:value-type="float">
            <text:p>0,0436900424</text:p>
          </table:table-cell>
          <table:table-cell table:formula="of:=100*([Moyennes.D11]-[.D$2])/[.D$2]" office:value-type="float" office:value="0.276575584522017" calcext:value-type="float">
            <text:p>0,2765755845</text:p>
          </table:table-cell>
          <table:table-cell table:formula="of:=100*([Moyennes.E11]-[.E$2])/[.E$2]" office:value-type="float" office:value="0.00539863522501021" calcext:value-type="float">
            <text:p>0,0053986352</text:p>
          </table:table-cell>
          <table:table-cell table:formula="of:=100*([Moyennes.F11]-[.F$2])/[.F$2]" office:value-type="float" office:value="2.9313430487541" calcext:value-type="float">
            <text:p>2,9313430488</text:p>
          </table:table-cell>
          <table:table-cell table:formula="of:=100*([Moyennes.G11]-[.G$2])/[.G$2]" office:value-type="float" office:value="5.63355015832905" calcext:value-type="float">
            <text:p>5,6335501583</text:p>
          </table:table-cell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11.txt" calcext:value-type="string">
            <text:p>instances/tai11.txt</text:p>
          </table:table-cell>
          <table:table-cell table:formula="of:=[Ecarts.D1]" office:value-type="string" office:string-value="instances/tai21.txt" calcext:value-type="string">
            <text:p>instances/tai21.txt</text:p>
          </table:table-cell>
          <table:table-cell table:formula="of:=[Ecarts.E1]" office:value-type="string" office:string-value="instances/tai31.txt" calcext:value-type="string">
            <text:p>instances/tai31.txt</text:p>
          </table:table-cell>
          <table:table-cell table:formula="of:=[Ecarts.F1]" office:value-type="string" office:string-value="instances/tai41.txt" calcext:value-type="string">
            <text:p>instances/tai41.txt</text:p>
          </table:table-cell>
          <table:table-cell table:formula="of:=[Ecart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582" calcext:value-type="float">
            <text:p>1582</text:p>
          </table:table-cell>
          <table:table-cell table:style-name="ce1" table:formula="of:=[Ecarts.D2]" office:value-type="float" office:value="2297" calcext:value-type="float">
            <text:p>2297</text:p>
          </table:table-cell>
          <table:table-cell table:style-name="ce1" table:formula="of:=[Ecarts.E2]" office:value-type="float" office:value="2724" calcext:value-type="float">
            <text:p>2724</text:p>
          </table:table-cell>
          <table:table-cell table:style-name="ce1" table:formula="of:=[Ecarts.F2]" office:value-type="float" office:value="2991" calcext:value-type="float">
            <text:p>2991</text:p>
          </table:table-cell>
          <table:table-cell table:style-name="ce1" table:formula="of:=[Ecarts.G2]" office:value-type="float" office:value="3771" calcext:value-type="float">
            <text:p>3771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695028011204479" calcext:value-type="float">
            <text:p>0,695028011204479</text:p>
          </table:table-cell>
          <table:table-cell table:formula="of:=[Ecarts.D3]/MAX([Ecarts.D$3:.D$12])" office:value-type="float" office:value="0.64958592132505" calcext:value-type="float">
            <text:p>0,64958592132505</text:p>
          </table:table-cell>
          <table:table-cell table:formula="of:=[Ecarts.E3]/MAX([Ecarts.E$3:.E$12])" office:value-type="float" office:value="0.688726270018048" calcext:value-type="float">
            <text:p>0,688726270018048</text:p>
          </table:table-cell>
          <table:table-cell table:formula="of:=[Ecarts.F3]/MAX([Ecarts.F$3:.F$12])" office:value-type="float" office:value="1" calcext:value-type="float">
            <text:p>1</text:p>
          </table:table-cell>
          <table:table-cell table:formula="of:=[Ecarts.G3]/MAX([Ecarts.G$3:.G$12])" office:value-type="float" office:value="0.979900466802977" calcext:value-type="float">
            <text:p>0,979900466802977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97619047620401" calcext:value-type="float">
            <text:p>0,002976190476204</text:p>
          </table:table-cell>
          <table:table-cell table:formula="of:=[Ecarts.C4]/MAX([Ecarts.C$3:.C$12])" office:value-type="float" office:value="0.0696778711484619" calcext:value-type="float">
            <text:p>0,069677871148462</text:p>
          </table:table-cell>
          <table:table-cell table:formula="of:=[Ecarts.D4]/MAX([Ecarts.D$3:.D$12])" office:value-type="float" office:value="0.220496894409942" calcext:value-type="float">
            <text:p>0,220496894409942</text:p>
          </table:table-cell>
          <table:table-cell table:formula="of:=[Ecarts.E4]/MAX([Ecarts.E$3:.E$12])" office:value-type="float" office:value="0.243398027362358" calcext:value-type="float">
            <text:p>0,243398027362358</text:p>
          </table:table-cell>
          <table:table-cell table:formula="of:=[Ecarts.F4]/MAX([Ecarts.F$3:.F$12])" office:value-type="float" office:value="0.934274260898613" calcext:value-type="float">
            <text:p>0,934274260898613</text:p>
          </table:table-cell>
          <table:table-cell table:formula="of:=[Ecarts.G4]/MAX([Ecarts.G$3:.G$12])" office:value-type="float" office:value="1" calcext:value-type="float">
            <text:p>1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345238095238102" calcext:value-type="float">
            <text:p>0,345238095238102</text:p>
          </table:table-cell>
          <table:table-cell table:formula="of:=[Ecarts.C5]/MAX([Ecarts.C$3:.C$12])" office:value-type="float" office:value="0.506652661064423" calcext:value-type="float">
            <text:p>0,506652661064423</text:p>
          </table:table-cell>
          <table:table-cell table:formula="of:=[Ecarts.D5]/MAX([Ecarts.D$3:.D$12])" office:value-type="float" office:value="0.731884057971011" calcext:value-type="float">
            <text:p>0,731884057971011</text:p>
          </table:table-cell>
          <table:table-cell table:formula="of:=[Ecarts.E5]/MAX([Ecarts.E$3:.E$12])" office:value-type="float" office:value="0.827553293032128" calcext:value-type="float">
            <text:p>0,827553293032128</text:p>
          </table:table-cell>
          <table:table-cell table:formula="of:=[Ecarts.F5]/MAX([Ecarts.F$3:.F$12])" office:value-type="float" office:value="0.80357441122432" calcext:value-type="float">
            <text:p>0,80357441122432</text:p>
          </table:table-cell>
          <table:table-cell table:formula="of:=[Ecarts.G5]/MAX([Ecarts.G$3:.G$12])" office:value-type="float" office:value="0.795416843485975" calcext:value-type="float">
            <text:p>0,795416843485975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93452380952408" calcext:value-type="float">
            <text:p>0,019345238095241</text:p>
          </table:table-cell>
          <table:table-cell table:formula="of:=[Ecarts.C6]/MAX([Ecarts.C$3:.C$12])" office:value-type="float" office:value="0.186274509803919" calcext:value-type="float">
            <text:p>0,186274509803919</text:p>
          </table:table-cell>
          <table:table-cell table:formula="of:=[Ecarts.D6]/MAX([Ecarts.D$3:.D$12])" office:value-type="float" office:value="0.29011387163561" calcext:value-type="float">
            <text:p>0,29011387163561</text:p>
          </table:table-cell>
          <table:table-cell table:formula="of:=[Ecarts.E6]/MAX([Ecarts.E$3:.E$12])" office:value-type="float" office:value="0.0216353802100195" calcext:value-type="float">
            <text:p>0,02163538021002</text:p>
          </table:table-cell>
          <table:table-cell table:formula="of:=[Ecarts.F6]/MAX([Ecarts.F$3:.F$12])" office:value-type="float" office:value="0.781526641055619" calcext:value-type="float">
            <text:p>0,781526641055619</text:p>
          </table:table-cell>
          <table:table-cell table:formula="of:=[Ecarts.G6]/MAX([Ecarts.G$3:.G$12])" office:value-type="float" office:value="0.947764360942865" calcext:value-type="float">
            <text:p>0,947764360942865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.286064425770305" calcext:value-type="float">
            <text:p>0,286064425770305</text:p>
          </table:table-cell>
          <table:table-cell table:formula="of:=[Ecarts.D7]/MAX([Ecarts.D$3:.D$12])" office:value-type="float" office:value="0.309782608695652" calcext:value-type="float">
            <text:p>0,309782608695652</text:p>
          </table:table-cell>
          <table:table-cell table:formula="of:=[Ecarts.E7]/MAX([Ecarts.E$3:.E$12])" office:value-type="float" office:value="0.0378619153674825" calcext:value-type="float">
            <text:p>0,037861915367483</text:p>
          </table:table-cell>
          <table:table-cell table:formula="of:=[Ecarts.F7]/MAX([Ecarts.F$3:.F$12])" office:value-type="float" office:value="0.912393519291798" calcext:value-type="float">
            <text:p>0,912393519291798</text:p>
          </table:table-cell>
          <table:table-cell table:formula="of:=[Ecarts.G7]/MAX([Ecarts.G$3:.G$12])" office:value-type="float" office:value="0.779020871108368" calcext:value-type="float">
            <text:p>0,779020871108368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.00735294117647059" calcext:value-type="float">
            <text:p>0,007352941176471</text:p>
          </table:table-cell>
          <table:table-cell table:formula="of:=[Ecarts.D8]/MAX([Ecarts.D$3:.D$12])" office:value-type="float" office:value="0.0722049689440966" calcext:value-type="float">
            <text:p>0,072204968944097</text:p>
          </table:table-cell>
          <table:table-cell table:formula="of:=[Ecarts.E8]/MAX([Ecarts.E$3:.E$12])" office:value-type="float" office:value="0.0811326757874527" calcext:value-type="float">
            <text:p>0,081132675787453</text:p>
          </table:table-cell>
          <table:table-cell table:formula="of:=[Ecarts.F8]/MAX([Ecarts.F$3:.F$12])" office:value-type="float" office:value="0.574578252881242" calcext:value-type="float">
            <text:p>0,574578252881242</text:p>
          </table:table-cell>
          <table:table-cell table:formula="of:=[Ecarts.G8]/MAX([Ecarts.G$3:.G$12])" office:value-type="float" office:value="0.799120404305389" calcext:value-type="float">
            <text:p>0,799120404305389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544117647072" calcext:value-type="float">
            <text:p>0,266544117647072</text:p>
          </table:table-cell>
          <table:table-cell table:formula="of:=[Ecarts.C9]/MAX([Ecarts.C$3:.C$12])" office:value-type="float" office:value="0.581314878892733" calcext:value-type="float">
            <text:p>0,581314878892733</text:p>
          </table:table-cell>
          <table:table-cell table:formula="of:=[Ecarts.D9]/MAX([Ecarts.D$3:.D$12])" office:value-type="float" office:value="0.945652173913044" calcext:value-type="float">
            <text:p>0,945652173913044</text:p>
          </table:table-cell>
          <table:table-cell table:formula="of:=[Ecarts.E9]/MAX([Ecarts.E$3:.E$12])" office:value-type="float" office:value="1" calcext:value-type="float">
            <text:p>1</text:p>
          </table:table-cell>
          <table:table-cell table:formula="of:=[Ecarts.F9]/MAX([Ecarts.F$3:.F$12])" office:value-type="float" office:value="0.990277955177393" calcext:value-type="float">
            <text:p>0,990277955177393</text:p>
          </table:table-cell>
          <table:table-cell table:formula="of:=[Ecarts.G9]/MAX([Ecarts.G$3:.G$12])" office:value-type="float" office:value="0.946641038267858" calcext:value-type="float">
            <text:p>0,946641038267858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.647058823529412" calcext:value-type="float">
            <text:p>0,647058823529412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0.757238307349651" calcext:value-type="float">
            <text:p>0,757238307349651</text:p>
          </table:table-cell>
          <table:table-cell table:formula="of:=[Ecarts.F10]/MAX([Ecarts.F$3:.F$12])" office:value-type="float" office:value="0.883915149490562" calcext:value-type="float">
            <text:p>0,883915149490562</text:p>
          </table:table-cell>
          <table:table-cell table:formula="of:=[Ecarts.G10]/MAX([Ecarts.G$3:.G$12])" office:value-type="float" office:value="0.690251147718066" calcext:value-type="float">
            <text:p>0,690251147718066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782608695652174" calcext:value-type="float">
            <text:p>0,782608695652174</text:p>
          </table:table-cell>
          <table:table-cell table:formula="of:=[Ecarts.E11]/MAX([Ecarts.E$3:.E$12])" office:value-type="float" office:value="0.757238307349651" calcext:value-type="float">
            <text:p>0,757238307349651</text:p>
          </table:table-cell>
          <table:table-cell table:formula="of:=[Ecarts.F11]/MAX([Ecarts.F$3:.F$12])" office:value-type="float" office:value="0.736595957908801" calcext:value-type="float">
            <text:p>0,736595957908801</text:p>
          </table:table-cell>
          <table:table-cell table:formula="of:=[Ecarts.G11]/MAX([Ecarts.G$3:.G$12])" office:value-type="float" office:value="0.751822846340804" calcext:value-type="float">
            <text:p>0,751822846340804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.020328719723185" calcext:value-type="float">
            <text:p>0,020328719723185</text:p>
          </table:table-cell>
          <table:table-cell table:formula="of:=[Ecarts.D12]/MAX([Ecarts.D$3:.D$12])" office:value-type="float" office:value="0.138107416879798" calcext:value-type="float">
            <text:p>0,138107416879798</text:p>
          </table:table-cell>
          <table:table-cell table:formula="of:=[Ecarts.E12]/MAX([Ecarts.E$3:.E$12])" office:value-type="float" office:value="0.0222717149220283" calcext:value-type="float">
            <text:p>0,022271714922028</text:p>
          </table:table-cell>
          <table:table-cell table:formula="of:=[Ecarts.F12]/MAX([Ecarts.F$3:.F$12])" office:value-type="float" office:value="0.615067941323847" calcext:value-type="float">
            <text:p>0,615067941323847</text:p>
          </table:table-cell>
          <table:table-cell table:formula="of:=[Ecarts.G12]/MAX([Ecarts.G$3:.G$12])" office:value-type="float" office:value="0.688440215405633" calcext:value-type="float">
            <text:p>0,688440215405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6:44:24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4-18T21:59:28.447000000</dc:date>
    <meta:editing-duration>PT1H58M37S</meta:editing-duration>
    <meta:editing-cycles>23</meta:editing-cycles>
    <meta:document-statistic meta:table-count="13" meta:cell-count="44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245cm" svg:height="16.289cm" xlink:href=".." xlink:type="simple" chart:class="chart:bar" chart:style-name="ch1">
        <chart:legend chart:legend-position="end" svg:x="33.803cm" svg:y="5.644cm" style:legend-expansion="high" chart:style-name="ch2"/>
        <chart:plot-area chart:style-name="ch3" table:cell-range-address="Ecarts.B1:Ecarts.G1 Ecarts.A3:Ecarts.G12" chart:data-source-has-labels="both" svg:x="0.764cm" svg:y="0.325cm" svg:width="32.275cm" svg:height="15.639cm">
          <chartooo:coordinate-region svg:x="3.255cm" svg:y="0.521cm" svg:width="29.784cm" svg:height="14.804cm"/>
          <chart:axis chart:dimension="x" chart:name="primary-x" chart:style-name="ch4" chartooo:axis-type="auto">
            <chartooo:date-scale/>
            <chart:categories table:cell-range-address="Ecarts.B1:Ecart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arts.B3:Ecarts.G3" chart:label-cell-address="Ecarts.A3:Ecarts.A3" chart:class="chart:bar">
            <chart:data-point chart:repeated="6"/>
          </chart:series>
          <chart:series chart:style-name="ch8" chart:values-cell-range-address="Ecarts.B4:Ecarts.G4" chart:label-cell-address="Ecarts.A4:Ecarts.A4" chart:class="chart:bar">
            <chart:data-point chart:repeated="6"/>
          </chart:series>
          <chart:series chart:style-name="ch9" chart:values-cell-range-address="Ecarts.B5:Ecarts.G5" chart:label-cell-address="Ecarts.A5:Ecarts.A5" chart:class="chart:bar">
            <chart:data-point chart:repeated="6"/>
          </chart:series>
          <chart:series chart:style-name="ch10" chart:values-cell-range-address="Ecarts.B6:Ecarts.G6" chart:label-cell-address="Ecarts.A6:Ecarts.A6" chart:class="chart:bar">
            <chart:data-point chart:repeated="6"/>
          </chart:series>
          <chart:series chart:style-name="ch11" chart:values-cell-range-address="Ecarts.B7:Ecarts.G7" chart:label-cell-address="Ecarts.A7:Ecarts.A7" chart:class="chart:bar">
            <chart:data-point chart:repeated="6"/>
          </chart:series>
          <chart:series chart:style-name="ch12" chart:values-cell-range-address="Ecarts.B8:Ecarts.G8" chart:label-cell-address="Ecarts.A8:Ecarts.A8" chart:class="chart:bar">
            <chart:data-point chart:repeated="6"/>
          </chart:series>
          <chart:series chart:style-name="ch13" chart:values-cell-range-address="Ecarts.B9:Ecarts.G9" chart:label-cell-address="Ecarts.A9:Ecarts.A9" chart:class="chart:bar">
            <chart:data-point chart:repeated="6"/>
          </chart:series>
          <chart:series chart:style-name="ch14" chart:values-cell-range-address="Ecarts.B10:Ecarts.G10" chart:label-cell-address="Ecarts.A10:Ecarts.A10" chart:class="chart:bar">
            <chart:data-point chart:repeated="6"/>
          </chart:series>
          <chart:series chart:style-name="ch15" chart:values-cell-range-address="Ecarts.B11:Ecarts.G11" chart:label-cell-address="Ecarts.A11:Ecarts.A11" chart:class="chart:bar">
            <chart:data-point chart:repeated="6"/>
          </chart:series>
          <chart:series chart:style-name="ch16" chart:values-cell-range-address="Ecarts.B12:Ecarts.G12" chart:label-cell-address="Ecarts.A12:Ecarts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G3</svg:desc>
                </draw:g>
              </table:table-cell>
              <table:table-cell office:value-type="float" office:value="1.49373908855577">
                <text:p>1.49373908855577</text:p>
              </table:table-cell>
              <table:table-cell office:value-type="float" office:value="1.30086862781682">
                <text:p>1.30086862781682</text:p>
              </table:table-cell>
              <table:table-cell office:value-type="float" office:value="0.166946367386904">
                <text:p>0.166946367386904</text:p>
              </table:table-cell>
              <table:table-cell office:value-type="float" office:value="4.76588495645668">
                <text:p>4.76588495645668</text:p>
              </table:table-cell>
              <table:table-cell office:value-type="float" office:value="8.01858797085527">
                <text:p>8.01858797085527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86303003205259">
                <text:p>0.00186303003205259</text:p>
                <draw:g>
                  <svg:desc>Ecarts.B4:Ecarts.G4</svg:desc>
                </draw:g>
              </table:table-cell>
              <table:table-cell office:value-type="float" office:value="0.149750165552952">
                <text:p>0.149750165552952</text:p>
              </table:table-cell>
              <table:table-cell office:value-type="float" office:value="0.441569749362531">
                <text:p>0.441569749362531</text:p>
              </table:table-cell>
              <table:table-cell office:value-type="float" office:value="0.0589993706733723">
                <text:p>0.0589993706733723</text:p>
              </table:table-cell>
              <table:table-cell office:value-type="float" office:value="4.45264364522138">
                <text:p>4.45264364522138</text:p>
              </table:table-cell>
              <table:table-cell office:value-type="float" office:value="8.18306373198975">
                <text:p>8.18306373198975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216111483717122">
                <text:p>0.216111483717122</text:p>
                <draw:g>
                  <svg:desc>Ecarts.B5:Ecarts.G5</svg:desc>
                </draw:g>
              </table:table-cell>
              <table:table-cell office:value-type="float" office:value="1.0888868821865">
                <text:p>1.0888868821865</text:p>
              </table:table-cell>
              <table:table-cell office:value-type="float" office:value="1.46567987229719">
                <text:p>1.46567987229719</text:p>
              </table:table-cell>
              <table:table-cell office:value-type="float" office:value="0.200597860289493">
                <text:p>0.200597860289493</text:p>
              </table:table-cell>
              <table:table-cell office:value-type="float" office:value="3.82974319784752">
                <text:p>3.82974319784752</text:p>
              </table:table-cell>
              <table:table-cell office:value-type="float" office:value="6.50894672374385">
                <text:p>6.50894672374385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121096952082885">
                <text:p>0.0121096952082885</text:p>
                <draw:g>
                  <svg:desc>Ecarts.B6:Ecarts.G6</svg:desc>
                </draw:g>
              </table:table-cell>
              <table:table-cell office:value-type="float" office:value="0.400337126000838">
                <text:p>0.400337126000838</text:p>
              </table:table-cell>
              <table:table-cell office:value-type="float" office:value="0.580985550511018">
                <text:p>0.580985550511018</text:p>
              </table:table-cell>
              <table:table-cell office:value-type="float" office:value="0.00524438850430755">
                <text:p>0.00524438850430755</text:p>
              </table:table-cell>
              <table:table-cell office:value-type="float" office:value="3.7246660616771">
                <text:p>3.7246660616771</text:p>
              </table:table-cell>
              <table:table-cell office:value-type="float" office:value="7.755616168504">
                <text:p>7.755616168504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G7</svg:desc>
                </draw:g>
              </table:table-cell>
              <table:table-cell office:value-type="float" office:value="0.614803443501287">
                <text:p>0.614803443501287</text:p>
              </table:table-cell>
              <table:table-cell office:value-type="float" office:value="0.620374401393122">
                <text:p>0.620374401393122</text:p>
              </table:table-cell>
              <table:table-cell office:value-type="float" office:value="0.0091776798825257">
                <text:p>0.0091776798825257</text:p>
              </table:table-cell>
              <table:table-cell office:value-type="float" office:value="4.34836254796135">
                <text:p>4.34836254796135</text:p>
              </table:table-cell>
              <table:table-cell office:value-type="float" office:value="6.37477743682995">
                <text:p>6.37477743682995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G8</svg:desc>
                </draw:g>
              </table:table-cell>
              <table:table-cell office:value-type="float" office:value="0.015802781289507">
                <text:p>0.015802781289507</text:p>
              </table:table-cell>
              <table:table-cell office:value-type="float" office:value="0.144598544685609">
                <text:p>0.144598544685609</text:p>
              </table:table-cell>
              <table:table-cell office:value-type="float" office:value="0.0196664568911241">
                <text:p>0.0196664568911241</text:p>
              </table:table-cell>
              <table:table-cell office:value-type="float" office:value="2.73837385171387">
                <text:p>2.73837385171387</text:p>
              </table:table-cell>
              <table:table-cell office:value-type="float" office:value="6.53925319796442">
                <text:p>6.53925319796442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850777869842">
                <text:p>0.166850777869842</text:p>
                <draw:g>
                  <svg:desc>Ecarts.B9:Ecarts.G9</svg:desc>
                </draw:g>
              </table:table-cell>
              <table:table-cell office:value-type="float" office:value="1.24934929724102">
                <text:p>1.24934929724102</text:p>
              </table:table-cell>
              <table:table-cell office:value-type="float" office:value="1.89377448846321">
                <text:p>1.89377448846321</text:p>
              </table:table-cell>
              <table:table-cell office:value-type="float" office:value="0.242398721603184">
                <text:p>0.242398721603184</text:p>
              </table:table-cell>
              <table:table-cell office:value-type="float" office:value="4.71955080929062">
                <text:p>4.71955080929062</text:p>
              </table:table-cell>
              <table:table-cell office:value-type="float" office:value="7.74642394746283">
                <text:p>7.74642394746283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G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5.64836913285601">
                <text:p>5.64836913285601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G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6.15221426677274">
                <text:p>6.15221426677274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G12</svg:desc>
                </draw:g>
              </table:table-cell>
              <table:table-cell office:value-type="float" office:value="0.0436900423886403">
                <text:p>0.0436900423886403</text:p>
              </table:table-cell>
              <table:table-cell office:value-type="float" office:value="0.276575584522017">
                <text:p>0.276575584522017</text:p>
              </table:table-cell>
              <table:table-cell office:value-type="float" office:value="0.00539863522501021">
                <text:p>0.00539863522501021</text:p>
              </table:table-cell>
              <table:table-cell office:value-type="float" office:value="2.9313430487541">
                <text:p>2.9313430487541</text:p>
              </table:table-cell>
              <table:table-cell office:value-type="float" office:value="5.63355015832905">
                <text:p>5.63355015832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517cm" svg:y="5.76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99cm" svg:height="15.863cm">
          <chartooo:coordinate-region svg:x="1.504cm" svg:y="0.526cm" svg:width="31.254cm" svg:height="15.028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0.695028011204479">
                <text:p>0.695028011204479</text:p>
              </table:table-cell>
              <table:table-cell office:value-type="float" office:value="0.64958592132505">
                <text:p>0.64958592132505</text:p>
              </table:table-cell>
              <table:table-cell office:value-type="float" office:value="0.688726270018048">
                <text:p>0.688726270018048</text:p>
              </table:table-cell>
              <table:table-cell office:value-type="float" office:value="1">
                <text:p>1</text:p>
              </table:table-cell>
              <table:table-cell office:value-type="float" office:value="0.979900466802977">
                <text:p>0.979900466802977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97619047620401">
                <text:p>0.00297619047620401</text:p>
                <draw:g>
                  <svg:desc>'Ecarts Normalisés'.B4:'Ecarts Normalisés'.G4</svg:desc>
                </draw:g>
              </table:table-cell>
              <table:table-cell office:value-type="float" office:value="0.0696778711484619">
                <text:p>0.0696778711484619</text:p>
              </table:table-cell>
              <table:table-cell office:value-type="float" office:value="0.220496894409942">
                <text:p>0.220496894409942</text:p>
              </table:table-cell>
              <table:table-cell office:value-type="float" office:value="0.243398027362358">
                <text:p>0.243398027362358</text:p>
              </table:table-cell>
              <table:table-cell office:value-type="float" office:value="0.934274260898613">
                <text:p>0.934274260898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45238095238102">
                <text:p>0.345238095238102</text:p>
                <draw:g>
                  <svg:desc>'Ecarts Normalisés'.B5:'Ecarts Normalisés'.G5</svg:desc>
                </draw:g>
              </table:table-cell>
              <table:table-cell office:value-type="float" office:value="0.506652661064423">
                <text:p>0.506652661064423</text:p>
              </table:table-cell>
              <table:table-cell office:value-type="float" office:value="0.731884057971011">
                <text:p>0.731884057971011</text:p>
              </table:table-cell>
              <table:table-cell office:value-type="float" office:value="0.827553293032128">
                <text:p>0.827553293032128</text:p>
              </table:table-cell>
              <table:table-cell office:value-type="float" office:value="0.80357441122432">
                <text:p>0.80357441122432</text:p>
              </table:table-cell>
              <table:table-cell office:value-type="float" office:value="0.795416843485975">
                <text:p>0.795416843485975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93452380952408">
                <text:p>0.0193452380952408</text:p>
                <draw:g>
                  <svg:desc>'Ecarts Normalisés'.B6:'Ecarts Normalisés'.G6</svg:desc>
                </draw:g>
              </table:table-cell>
              <table:table-cell office:value-type="float" office:value="0.186274509803919">
                <text:p>0.186274509803919</text:p>
              </table:table-cell>
              <table:table-cell office:value-type="float" office:value="0.29011387163561">
                <text:p>0.29011387163561</text:p>
              </table:table-cell>
              <table:table-cell office:value-type="float" office:value="0.0216353802100195">
                <text:p>0.0216353802100195</text:p>
              </table:table-cell>
              <table:table-cell office:value-type="float" office:value="0.781526641055619">
                <text:p>0.781526641055619</text:p>
              </table:table-cell>
              <table:table-cell office:value-type="float" office:value="0.947764360942865">
                <text:p>0.947764360942865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0.286064425770305">
                <text:p>0.286064425770305</text:p>
              </table:table-cell>
              <table:table-cell office:value-type="float" office:value="0.309782608695652">
                <text:p>0.309782608695652</text:p>
              </table:table-cell>
              <table:table-cell office:value-type="float" office:value="0.0378619153674825">
                <text:p>0.0378619153674825</text:p>
              </table:table-cell>
              <table:table-cell office:value-type="float" office:value="0.912393519291798">
                <text:p>0.912393519291798</text:p>
              </table:table-cell>
              <table:table-cell office:value-type="float" office:value="0.779020871108368">
                <text:p>0.779020871108368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0.00735294117647059">
                <text:p>0.00735294117647059</text:p>
              </table:table-cell>
              <table:table-cell office:value-type="float" office:value="0.0722049689440966">
                <text:p>0.0722049689440966</text:p>
              </table:table-cell>
              <table:table-cell office:value-type="float" office:value="0.0811326757874527">
                <text:p>0.0811326757874527</text:p>
              </table:table-cell>
              <table:table-cell office:value-type="float" office:value="0.574578252881242">
                <text:p>0.574578252881242</text:p>
              </table:table-cell>
              <table:table-cell office:value-type="float" office:value="0.799120404305389">
                <text:p>0.799120404305389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544117647072">
                <text:p>0.266544117647072</text:p>
                <draw:g>
                  <svg:desc>'Ecarts Normalisés'.B9:'Ecarts Normalisés'.G9</svg:desc>
                </draw:g>
              </table:table-cell>
              <table:table-cell office:value-type="float" office:value="0.581314878892733">
                <text:p>0.581314878892733</text:p>
              </table:table-cell>
              <table:table-cell office:value-type="float" office:value="0.945652173913044">
                <text:p>0.945652173913044</text:p>
              </table:table-cell>
              <table:table-cell office:value-type="float" office:value="1">
                <text:p>1</text:p>
              </table:table-cell>
              <table:table-cell office:value-type="float" office:value="0.990277955177393">
                <text:p>0.990277955177393</text:p>
              </table:table-cell>
              <table:table-cell office:value-type="float" office:value="0.946641038267858">
                <text:p>0.946641038267858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57238307349651">
                <text:p>0.757238307349651</text:p>
              </table:table-cell>
              <table:table-cell office:value-type="float" office:value="0.883915149490562">
                <text:p>0.883915149490562</text:p>
              </table:table-cell>
              <table:table-cell office:value-type="float" office:value="0.690251147718066">
                <text:p>0.690251147718066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57238307349651">
                <text:p>0.757238307349651</text:p>
              </table:table-cell>
              <table:table-cell office:value-type="float" office:value="0.736595957908801">
                <text:p>0.736595957908801</text:p>
              </table:table-cell>
              <table:table-cell office:value-type="float" office:value="0.751822846340804">
                <text:p>0.751822846340804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0.020328719723185">
                <text:p>0.020328719723185</text:p>
              </table:table-cell>
              <table:table-cell office:value-type="float" office:value="0.138107416879798">
                <text:p>0.138107416879798</text:p>
              </table:table-cell>
              <table:table-cell office:value-type="float" office:value="0.0222717149220283">
                <text:p>0.0222717149220283</text:p>
              </table:table-cell>
              <table:table-cell office:value-type="float" office:value="0.615067941323847">
                <text:p>0.615067941323847</text:p>
              </table:table-cell>
              <table:table-cell office:value-type="float" office:value="0.688440215405633">
                <text:p>0.6884402154056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